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Shell = interpréteur de commande comme bash</text:p>
      <text:p text:style-name="Standard"><text:tab/>il sert à la communication entre utilisateur et noyau (récupération des drivers, savoir ce qui est chargé dans le noyau)</text:p>
      <text:p text:style-name="Standard">-Un utilisateur qui utilise le Shell/bin/csh, comment peut-il utiliser le Shell Bash ?</text:p>
      <text:p text:style-name="Standard"><text:tab/>Il le peut en partie</text:p>
      <text:p text:style-name="Standard">-Un shell est un logiciel qui réalise l'interface entre l'utilisateur et le noyau</text:p>
      <text:p text:style-name="Standard">→ echo $ PATH</text:p>
      <text:p text:style-name="Standard"/>
      <text:p text:style-name="Standard"/>
      <text:p text:style-name="Standard">Terminal :</text:p>
      <text:p text:style-name="Standard"/>
      <text:p text:style-name="Standard">su → co en root</text:p>
      <text:p text:style-name="Standard">Sbin → directory pour les super commandes</text:p>
      <text:p text:style-name="Standard">./fdisk → quand les commandes sont verouiller</text:p>
      <text:p text:style-name="Standard"/>
      <text:p text:style-name="Standard">fdisk -l → voir partitions et disque dur</text:p>
      <text:p text:style-name="Standard"><text:tab/>SDA → partitions (sda1, sda2,...)</text:p>
      <text:p text:style-name="Standard"><text:tab/>* (amorce) → partition de démarrage du systè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9T14:04:50</meta:creation-date>
    <dc:date>2012-09-19T14:28:56</dc:date>
    <dc:creator>Compte etudiant</dc:creator>
    <meta:editing-duration>PT17M21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1" meta:paragraph-count="13" meta:word-count="104" meta:character-count="598" meta:non-whitespace-character-count="503"/>
  </office:meta>
</office:document-meta>
</file>